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9.724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5.666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n-nano-shields-rj45_procu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string" calcext:value-type="string">
            <text:p>Arduino Nano v3.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,C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.7u X7R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 X7R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 X7R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,C10,C11</text:p>
          </table:table-cell>
          <table:table-cell office:value-type="string" calcext:value-type="string">
            <text:p>22u X5R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ESD2CANFD24LT-Q</text:p>
          </table:table-cell>
          <table:table-cell office:value-type="string" calcext:value-type="string">
            <text:p>Package_TO_SOT_SMD:TSOT-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,J2</text:p>
          </table:table-cell>
          <table:table-cell office:value-type="string" calcext:value-type="string">
            <text:p>SSQ-115-03-T-S</text:p>
          </table:table-cell>
          <table:table-cell office:value-type="string" calcext:value-type="string">
            <text:p>kml-custom:SAMTEC_SSQ-115-03-T-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04, script generat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8P8C_LED_Shielded</text:p>
          </table:table-cell>
          <table:table-cell office:value-type="string" calcext:value-type="string">
            <text:p>kml-custom:25015504-RJ4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J connector, 8P8C (8 positions 8 connected), two LEDs, RJ45, Shield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aosmd.com/pdfs/datasheet/AO3401A.pdf</text:p>
          </table:table-cell>
          <table:table-cell office:value-type="string" calcext:value-type="string">
            <text:p>-4.0A Id, -30V Vds, P-Channel MOSFET, SOT-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fbt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1,Rt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82789C0113N002</text:p>
          </table:table-cell>
          <table:table-cell office:value-type="string" calcext:value-type="string">
            <text:p>kml-custom:SMT_13N002_TDK</text:p>
          </table:table-cell>
          <table:table-cell office:value-type="string" calcext:value-type="string">
            <text:p>B82789C0113N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515-xSO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http://ww1.microchip.com/downloads/en/DeviceDoc/21801e.pdf</text:p>
          </table:table-cell>
          <table:table-cell office:value-type="string" calcext:value-type="string">
            <text:p>Stand-Alone CAN Controller with SPI Interface, SOIC-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JA1051T-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nxp.com/docs/en/data-sheet/TJA1051.pdf</text:p>
          </table:table-cell>
          <table:table-cell office:value-type="string" calcext:value-type="string">
            <text:p>High-Speed CAN Transceiver, separate VIO, silent mode, SOIC-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M33625RDNR</text:p>
          </table:table-cell>
          <table:table-cell office:value-type="string" calcext:value-type="string">
            <text:p>kml-custom:CONV_TLVM23615RDNR</text:p>
          </table:table-cell>
          <table:table-cell office:value-type="string" calcext:value-type="string">
            <text:p>TPSM33625RDN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 9pF</text:p>
          </table:table-cell>
          <table:table-cell office:value-type="string" calcext:value-type="string">
            <text:p>Crystal:Crystal_SMD_3225-4Pin_3.2x2.5mm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wo pin crys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3T22:43:04.694498300</dc:date>
    <meta:editing-duration>PT2M38S</meta:editing-duration>
    <meta:editing-cycles>1</meta:editing-cycles>
    <meta:document-statistic meta:table-count="1" meta:cell-count="142" meta:object-count="0"/>
    <meta:generator>LibreOffice/25.2.2.2$Windows_X86_64 LibreOffice_project/7370d4be9e3cf6031a51beef54ff3bda878e3fac</meta:generator>
  </office:meta>
</office:document-meta>
</file>